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3c86" officeooo:paragraph-rsid="00063c86"/>
    </style:style>
    <style:style style:name="P2" style:family="paragraph" style:parent-style-name="Standard" style:list-style-name="L1">
      <style:text-properties officeooo:rsid="00063c86" officeooo:paragraph-rsid="00063c86"/>
    </style:style>
    <style:style style:name="P3" style:family="paragraph" style:parent-style-name="Standard" style:list-style-name="L1">
      <style:text-properties officeooo:rsid="000750a9" officeooo:paragraph-rsid="000750a9"/>
    </style:style>
    <style:style style:name="P4" style:family="paragraph" style:parent-style-name="Standard" style:list-style-name="L1">
      <style:text-properties officeooo:rsid="0008d3f1" officeooo:paragraph-rsid="0008d3f1"/>
    </style:style>
    <style:style style:name="P5" style:family="paragraph" style:parent-style-name="Standard" style:list-style-name="L1">
      <style:text-properties officeooo:rsid="000a1897" officeooo:paragraph-rsid="000a1897"/>
    </style:style>
    <style:style style:name="P6" style:family="paragraph" style:parent-style-name="Standard" style:list-style-name="L1">
      <style:text-properties officeooo:rsid="000b0b49" officeooo:paragraph-rsid="000b0b49"/>
    </style:style>
    <style:style style:name="P7" style:family="paragraph" style:parent-style-name="Standard" style:list-style-name="L1">
      <style:text-properties officeooo:rsid="000b35d6" officeooo:paragraph-rsid="000b35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racter Design Doc</text:p>
      <text:p text:style-name="P1"/>
      <text:list xml:id="list1255271394" text:style-name="L1">
        <text:list-item>
          <text:p text:style-name="P2">Architecture</text:p>
          <text:list>
            <text:list-item>
              <text:p text:style-name="P3">Character class contains interfaces for other components</text:p>
              <text:list>
                <text:list-item>
                  <text:p text:style-name="P3">Damageable</text:p>
                  <text:list>
                    <text:list-item>
                      <text:p text:style-name="P6">Health</text:p>
                    </text:list-item>
                    <text:list-item>
                      <text:p text:style-name="P6">Max Health</text:p>
                    </text:list-item>
                    <text:list-item>
                      <text:p text:style-name="P6">On Hit</text:p>
                    </text:list-item>
                    <text:list-item>
                      <text:p text:style-name="P6">On Health Changed</text:p>
                    </text:list-item>
                  </text:list>
                </text:list-item>
                <text:list-item>
                  <text:p text:style-name="P3">Move Controller</text:p>
                  <text:list>
                    <text:list-item>
                      <text:p text:style-name="P7">General movement</text:p>
                    </text:list-item>
                    <text:list-item>
                      <text:p text:style-name="P7">Move Restrictions</text:p>
                    </text:list-item>
                    <text:list-item>
                      <text:p text:style-name="P7">Look Restrictions</text:p>
                    </text:list-item>
                  </text:list>
                </text:list-item>
                <text:list-item>
                  <text:p text:style-name="P3">Action Controller</text:p>
                </text:list-item>
                <text:list-item>
                  <text:p text:style-name="P3">Animation Controller</text:p>
                </text:list-item>
                <text:list-item>
                  <text:p text:style-name="P4">Character Stats</text:p>
                </text:list-item>
                <text:list-item>
                  <text:p text:style-name="P5">Move Info Provider</text:p>
                </text:list-item>
                <text:list-item>
                  <text:p text:style-name="P5">Action Info Provider</text:p>
                </text:list-item>
              </text:list>
            </text:list-item>
          </text:list>
        </text:list-item>
        <text:list-item>
          <text:p text:style-name="P2">Concern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1-05T21:14:07.037000000</dc:date>
    <meta:editing-duration>PT3M56S</meta:editing-duration>
    <meta:editing-cycles>10</meta:editing-cycles>
    <meta:document-statistic meta:table-count="0" meta:image-count="0" meta:object-count="0" meta:page-count="1" meta:paragraph-count="18" meta:word-count="58" meta:character-count="317" meta:non-whitespace-character-count="294"/>
  </office:meta>
</office:document-meta>
</file>